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List_20_Contents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List_20_Contents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</style:style>
    <style:style style:name="P15" style:family="paragraph" style:parent-style-name="List_20_Contents">
      <style:paragraph-properties fo:text-align="justify" style:justify-single-word="false"/>
    </style:style>
    <style:style style:name="P16" style:family="paragraph" style:parent-style-name="Standard" style:list-style-name="L1"/>
    <style:style style:name="P17" style:family="paragraph" style:parent-style-name="Standard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/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Nimbus Roman No9 L" fo:font-size="12pt" style:font-size-asian="12pt" style:font-size-complex="12pt"/>
    </style:style>
    <style:style style:name="T6" style:family="text">
      <style:text-properties style:font-name="DejaVu Sans Mono1" fo:font-size="10pt" style:font-size-asian="10pt" style:font-size-complex="10pt"/>
    </style:style>
    <style:style style:name="T7" style:family="text">
      <style:text-properties style:font-name="Nimbus Sans L"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Nimbus Roman No9 L" fo:font-size="12pt" style:font-size-asian="12pt" style:font-size-complex="12pt"/>
    </style:style>
    <style:style style:name="T12" style:family="text">
      <style:text-properties style:font-name="Nimbus Roman No9 L" fo:font-size="10pt" style:font-size-asian="10pt" style:font-size-complex="10pt"/>
    </style:style>
    <style:style style:name="T13" style:family="text">
      <style:text-properties style:font-name="DejaVu Sans Mono1" fo:font-size="10pt" style:font-size-asian="10pt" style:font-size-complex="10pt"/>
    </style:style>
    <style:style style:name="T14" style:family="text">
      <style:text-properties style:font-name="DejaVu Sans Mono1" fo:font-size="12pt" style:font-size-asian="12pt" style:font-size-complex="12pt"/>
    </style:style>
    <style:style style:name="T15" style:family="text">
      <style:text-properties style:font-name="Nimbus Sans L" fo:font-size="14pt" style:font-size-asian="14pt" style:font-size-complex="14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DejaVu Sans Mono1" fo:font-size="10pt" style:font-size-asian="10pt"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text:id="ct-1386178544">
          <text:deletion>
            <office:change-info>
              <dc:creator>unknown</dc:creator>
              <dc:date>2008-07-08T17:26:00</dc:date>
            </office:change-info>
            <text:h text:style-name="P1" text:outline-level="1">s</text:h>
          </text:deletion>
        </text:changed-region>
        <text:changed-region text:id="ct-1386177200">
          <text:deletion>
            <office:change-info>
              <dc:creator>unknown</dc:creator>
              <dc:date>2008-07-08T17:26:00</dc:date>
            </office:change-info>
            <text:p text:style-name="P2">s</text:p>
          </text:deletion>
        </text:changed-region>
        <text:changed-region text:id="ct-1386177536">
          <text:deletion>
            <office:change-info>
              <dc:creator>unknown</dc:creator>
              <dc:date>2008-07-08T17:26:00</dc:date>
            </office:change-info>
            <text:p text:style-name="P2"><text:span text:style-name="Teletype"><text:span text:style-name="T1">0</text:span></text:span></text:p>
          </text:deletion>
        </text:changed-region>
        <text:changed-region text:id="ct-1386177424">
          <text:deletion>
            <office:change-info>
              <dc:creator>inconnu</dc:creator>
              <dc:date>2008-07-09T10:46:00</dc:date>
            </office:change-info>
            <text:p text:style-name="P2"><text:span text:style-name="Teletype"><text:span text:style-name="T1">2</text:span></text:span></text:p>
          </text:deletion>
        </text:changed-region>
        <text:changed-region text:id="ct-1398318108">
          <text:insertion>
            <office:change-info>
              <dc:creator>inconnu</dc:creator>
              <dc:date>2008-07-09T16:24:00</dc:date>
            </office:change-info>
          </text:insertion>
        </text:changed-region>
        <text:changed-region text:id="ct-1386177648">
          <text:format-change>
            <office:change-info>
              <dc:creator>unknown</dc:creator>
              <dc:date>2008-07-08T17:26:00</dc:date>
            </office:change-info>
          </text:format-change>
        </text:changed-region>
        <text:changed-region text:id="ct-1386177760">
          <text:deletion>
            <office:change-info>
              <dc:creator>inconnu</dc:creator>
              <dc:date>2008-07-09T10:39:00</dc:date>
            </office:change-info>
            <text:p text:style-name="P2"><text:a xlink:type="simple" xlink:href="mailto:simon.lipp@inria.fr">inria.fr</text:a></text:p>
          </text:deletion>
        </text:changed-region>
        <text:changed-region text:id="ct-1386178096">
          <text:insertion>
            <office:change-info>
              <dc:creator>inconnu</dc:creator>
              <dc:date>2008-07-09T10:39:00</dc:date>
            </office:change-info>
          </text:insertion>
        </text:changed-region>
        <text:changed-region text:id="ct-1386177872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178432">
          <text:insertion>
            <office:change-info>
              <dc:creator>inconnu</dc:creator>
              <dc:date>2008-07-08T18:00:00</dc:date>
            </office:change-info>
          </text:insertion>
        </text:changed-region>
        <text:changed-region text:id="ct-1386811048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810824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810936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811160">
          <text:deletion>
            <office:change-info>
              <dc:creator>unknown</dc:creator>
              <dc:date>2008-07-08T17:26:00</dc:date>
            </office:change-info>
            <text:p text:style-name="P2">'</text:p>
          </text:deletion>
        </text:changed-region>
        <text:changed-region text:id="ct-1386811272">
          <text:insertion>
            <office:change-info>
              <dc:creator>unknown</dc:creator>
              <dc:date>2008-07-08T17:26:00</dc:date>
            </office:change-info>
          </text:insertion>
        </text:changed-region>
        <text:changed-region text:id="ct-1386811384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176640">
          <text:deletion>
            <office:change-info>
              <dc:creator>unknown</dc:creator>
              <dc:date>2008-07-08T17:27:00</dc:date>
            </office:change-info>
            <text:p text:style-name="P2">,</text:p>
          </text:deletion>
        </text:changed-region>
        <text:changed-region text:id="ct-1386176752">
          <text:deletion>
            <office:change-info>
              <dc:creator>unknown</dc:creator>
              <dc:date>2008-07-08T17:27:00</dc:date>
            </office:change-info>
            <text:p text:style-name="P2">f</text:p>
          </text:deletion>
        </text:changed-region>
        <text:changed-region text:id="ct-1386176864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176976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810712">
          <text:deletion>
            <office:change-info>
              <dc:creator>unknown</dc:creator>
              <dc:date>2008-07-08T17:27:00</dc:date>
            </office:change-info>
            <text:p text:style-name="P2">'</text:p>
          </text:deletion>
        </text:changed-region>
        <text:changed-region text:id="ct-1386810600">
          <text:insertion>
            <office:change-info>
              <dc:creator>unknown</dc:creator>
              <dc:date>2008-07-08T17:27:00</dc:date>
            </office:change-info>
          </text:insertion>
        </text:changed-region>
        <text:changed-region text:id="ct-1386809480">
          <text:deletion>
            <office:change-info>
              <dc:creator>unknown</dc:creator>
              <dc:date>2008-07-08T17:26:00</dc:date>
            </office:change-info>
            <text:p text:style-name="P3">s</text:p>
          </text:deletion>
        </text:changed-region>
        <text:changed-region text:id="ct-1386809592">
          <text:deletion>
            <office:change-info>
              <dc:creator>unknown</dc:creator>
              <dc:date>2008-07-08T17:26:00</dc:date>
            </office:change-info>
            <text:p text:style-name="P3"><text:s/></text:p>
          </text:deletion>
        </text:changed-region>
        <text:changed-region text:id="ct-1386809704">
          <text:deletion>
            <office:change-info>
              <dc:creator>inconnu</dc:creator>
              <dc:date>2008-07-08T17:57:00</dc:date>
            </office:change-info>
            <text:list text:style-name="L1">
              <text:list-item>
                <text:p text:style-name="P4">resulting library name,</text:p>
              </text:list-item>
              <text:list-item>
                <text:p text:style-name="P4"/>
              </text:list-item>
            </text:list>
          </text:deletion>
        </text:changed-region>
        <text:changed-region text:id="ct-1386809816">
          <text:deletion>
            <office:change-info>
              <dc:creator>inconnu</dc:creator>
              <dc:date>2008-07-09T13:20:00</dc:date>
            </office:change-info>
            <text:p text:style-name="Standard">correct</text:p>
          </text:deletion>
        </text:changed-region>
        <text:changed-region text:id="ct-1386810040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text:id="ct-1386810152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text:id="ct-1386810264">
          <text:deletion>
            <office:change-info>
              <dc:creator>inconnu</dc:creator>
              <dc:date>2008-07-08T17:42:00</dc:date>
            </office:change-info>
            <text:p text:style-name="Standard"><text:s/>???</text:p>
          </text:deletion>
        </text:changed-region>
        <text:changed-region text:id="ct-1386809368">
          <text:deletion>
            <office:change-info>
              <dc:creator>inconnu</dc:creator>
              <dc:date>2008-07-09T10:32:00</dc:date>
            </office:change-info>
            <text:p text:style-name="Standard"><text:s/>for <text:span text:style-name="T3">genlib</text:span> is:profile</text:p>
          </text:deletion>
        </text:changed-region>
        <text:changed-region text:id="ct-1386810488">
          <text:deletion>
            <office:change-info>
              <dc:creator>unknown</dc:creator>
              <dc:date>2008-07-08T17:28:00</dc:date>
            </office:change-info>
            <text:p text:style-name="Standard">signature</text:p>
          </text:deletion>
        </text:changed-region>
        <text:changed-region text:id="ct-1386810376">
          <text:deletion>
            <office:change-info>
              <dc:creator>inconnu</dc:creator>
              <dc:date>2008-07-09T10:32:00</dc:date>
            </office:change-info>
            <text:p text:style-name="Standard">Hence, the proposed new </text:p>
          </text:deletion>
        </text:changed-region>
        <text:changed-region text:id="ct-1386809256">
          <text:insertion>
            <office:change-info>
              <dc:creator>inconnu</dc:creator>
              <dc:date>2008-07-09T13:17:00</dc:date>
            </office:change-info>
          </text:insertion>
        </text:changed-region>
        <text:changed-region text:id="ct-1386809144">
          <text:insertion>
            <office:change-info>
              <dc:creator>inconnu</dc:creator>
              <dc:date>2008-07-09T10:30:00</dc:date>
            </office:change-info>
          </text:insertion>
        </text:changed-region>
        <text:changed-region text:id="ct-1386809032">
          <text:insertion>
            <office:change-info>
              <dc:creator>inconnu</dc:creator>
              <dc:date>2008-07-09T10:31:00</dc:date>
            </office:change-info>
          </text:insertion>
        </text:changed-region>
        <text:changed-region text:id="ct-1386808920">
          <text:insertion>
            <office:change-info>
              <dc:creator>inconnu</dc:creator>
              <dc:date>2008-07-09T10:32:00</dc:date>
            </office:change-info>
          </text:insertion>
        </text:changed-region>
        <text:changed-region text:id="ct-1386808808">
          <text:insertion>
            <office:change-info>
              <dc:creator>inconnu</dc:creator>
              <dc:date>2008-07-09T13:40:00</dc:date>
            </office:change-info>
          </text:insertion>
        </text:changed-region>
        <text:changed-region text:id="ct-1386808696">
          <text:deletion>
            <office:change-info>
              <dc:creator>inconnu</dc:creator>
              <dc:date>2008-07-09T13:40:00</dc:date>
            </office:change-info>
            <text:p text:style-name="P5"><text:span text:style-name="Teletype"><text:span text:style-name="T4">result</text:span></text:span></text:p>
          </text:deletion>
        </text:changed-region>
        <text:changed-region text:id="ct-1386808584">
          <text:deletion>
            <office:change-info>
              <dc:creator>inconnu</dc:creator>
              <dc:date>2008-07-08T17:57:00</dc:date>
            </office:change-info>
            <text:p text:style-name="P5"><text:span text:style-name="Teletype"><text:span text:style-name="T4">libname, </text:span></text:span></text:p>
          </text:deletion>
        </text:changed-region>
        <text:changed-region text:id="ct-1386808472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text:id="ct-1386808248">
          <text:insertion>
            <office:change-info>
              <dc:creator>inconnu</dc:creator>
              <dc:date>2008-07-09T13:18:00</dc:date>
            </office:change-info>
          </text:insertion>
        </text:changed-region>
        <text:changed-region text:id="ct-1386808360">
          <text:deletion>
            <office:change-info>
              <dc:creator>unknown</dc:creator>
              <dc:date>2008-07-08T17:53:00</dc:date>
            </office:change-info>
            <text:p text:style-name="P3">.</text:p>
          </text:deletion>
        </text:changed-region>
        <text:changed-region text:id="ct-1386808136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86807912">
          <text:deletion>
            <office:change-info>
              <dc:creator>inconnu</dc:creator>
              <dc:date>2008-07-09T13:40:00</dc:date>
            </office:change-info>
            <text:p text:style-name="P3"><text:span text:style-name="Teletype"><text:span text:style-name="T4">re</text:span></text:span></text:p>
          </text:deletion>
        </text:changed-region>
        <text:changed-region text:id="ct-1386808024">
          <text:deletion>
            <office:change-info>
              <dc:creator>unknown</dc:creator>
              <dc:date>2008-07-08T17:53:00</dc:date>
            </office:change-info>
            <text:p text:style-name="P3"><text:span text:style-name="Teletype"><text:span text:style-name="T4"><text:s text:c="2"/></text:span></text:span></text:p>
          </text:deletion>
        </text:changed-region>
        <text:changed-region text:id="ct-1386807800">
          <text:insertion>
            <office:change-info>
              <dc:creator>inconnu</dc:creator>
              <dc:date>2008-07-09T13:40:00</dc:date>
            </office:change-info>
          </text:insertion>
        </text:changed-region>
        <text:changed-region text:id="ct-1386807688">
          <text:deletion>
            <office:change-info>
              <dc:creator>inconnu</dc:creator>
              <dc:date>2008-07-09T13:40:00</dc:date>
            </office:change-info>
            <text:p text:style-name="P3"><text:span text:style-name="Teletype"><text:span text:style-name="T4">lt</text:span></text:span></text:p>
          </text:deletion>
        </text:changed-region>
        <text:changed-region text:id="ct-1386807576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text:id="ct-1386807464">
          <text:insertion>
            <office:change-info>
              <dc:creator>unknown</dc:creator>
              <dc:date>2008-07-08T17:28:00</dc:date>
            </office:change-info>
          </text:insertion>
        </text:changed-region>
        <text:changed-region text:id="ct-1386794996">
          <text:deletion>
            <office:change-info>
              <dc:creator>unknown</dc:creator>
              <dc:date>2008-07-08T17:53:00</dc:date>
            </office:change-info>
            <text:p text:style-name="P3"><text:span text:style-name="Teletype"><text:span text:style-name="T5">; </text:span></text:span></text:p>
          </text:deletion>
        </text:changed-region>
        <text:changed-region text:id="ct-1386794884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86794548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libname</text:span></text:span><text:span text:style-name="Teletype"><text:span text:style-name="T5"> is the </text:span></text:span></text:p>
          </text:deletion>
        </text:changed-region>
        <text:changed-region text:id="ct-1386794660">
          <text:deletion>
            <office:change-info>
              <dc:creator>unknown</dc:creator>
              <dc:date>2008-07-08T17:29:00</dc:date>
            </office:change-info>
            <text:p text:style-name="P3"><text:span text:style-name="Teletype"><text:span text:style-name="T5">resulting</text:span></text:span></text:p>
          </text:deletion>
        </text:changed-region>
        <text:changed-region text:id="ct-1386794772">
          <text:deletion>
            <office:change-info>
              <dc:creator>inconnu</dc:creator>
              <dc:date>2008-07-08T17:57:00</dc:date>
            </office:change-info>
            <text:p text:style-name="P3"><text:span text:style-name="Teletype"><text:span text:style-name="T6"><text:tab/></text:span></text:span></text:p>
            <text:p text:style-name="P3"><text:span text:style-name="Teletype"><text:span text:style-name="T5"><text:s/>library name (empty string if the process failed) ; </text:span></text:span></text:p>
          </text:deletion>
        </text:changed-region>
        <text:changed-region text:id="ct-1386794324">
          <text:insertion>
            <office:change-info>
              <dc:creator>inconnu</dc:creator>
              <dc:date>2008-07-09T10:35:00</dc:date>
            </office:change-info>
          </text:insertion>
        </text:changed-region>
        <text:changed-region text:id="ct-1386794436">
          <text:insertion>
            <office:change-info>
              <dc:creator>inconnu</dc:creator>
              <dc:date>2008-07-09T10:36:00</dc:date>
            </office:change-info>
          </text:insertion>
        </text:changed-region>
        <text:changed-region text:id="ct-1386794212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text:id="ct-1386793092">
          <text:insertion>
            <office:change-info>
              <dc:creator>unknown</dc:creator>
              <dc:date>2008-07-08T17:31:00</dc:date>
            </office:change-info>
          </text:insertion>
        </text:changed-region>
        <text:changed-region text:id="ct-1386793204">
          <text:deletion>
            <office:change-info>
              <dc:creator>inconnu</dc:creator>
              <dc:date>2008-07-08T17:43:00</dc:date>
            </office:change-info>
            <text:p text:style-name="P3"><text:span text:style-name="Teletype"><text:span text:style-name="T7">Please add a few examples</text:span></text:span></text:p>
          </text:deletion>
        </text:changed-region>
        <text:changed-region text:id="ct-1386793316">
          <text:insertion>
            <office:change-info>
              <dc:creator>inconnu</dc:creator>
              <dc:date>2008-07-08T17:44:00</dc:date>
            </office:change-info>
          </text:insertion>
        </text:changed-region>
        <text:changed-region text:id="ct-1386793428">
          <text:insertion>
            <office:change-info>
              <dc:creator>inconnu</dc:creator>
              <dc:date>2008-07-08T17:47:00</dc:date>
            </office:change-info>
          </text:insertion>
        </text:changed-region>
        <text:changed-region text:id="ct-1386793540">
          <text:insertion>
            <office:change-info>
              <dc:creator>inconnu</dc:creator>
              <dc:date>2008-07-08T17:48:00</dc:date>
            </office:change-info>
          </text:insertion>
        </text:changed-region>
        <text:changed-region text:id="ct-1386792532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86792644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inria</text:span></text:a></text:p>
          </text:deletion>
        </text:changed-region>
        <text:changed-region text:id="ct-1386792756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text:id="ct-1386792868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86792980">
          <text:deletion>
            <office:change-info>
              <dc:creator>inconnu</dc:creator>
              <dc:date>2008-07-09T10:38:00</dc:date>
            </office:change-info>
            <text:p text:style-name="P3"><text:a xlink:type="simple" xlink:href="mailto:sylvestre.ledru@scilab.org"><text:span text:style-name="T6">fr</text:span></text:a></text:p>
          </text:deletion>
        </text:changed-region>
        <text:changed-region text:id="ct-1386793988">
          <text:insertion>
            <office:change-info>
              <dc:creator>inconnu</dc:creator>
              <dc:date>2008-07-09T10:38:00</dc:date>
            </office:change-info>
          </text:insertion>
        </text:changed-region>
        <text:changed-region text:id="ct-1386793876">
          <text:insertion>
            <office:change-info>
              <dc:creator>unknown</dc:creator>
              <dc:date>2008-07-08T17:29:00</dc:date>
            </office:change-info>
          </text:insertion>
        </text:changed-region>
        <text:changed-region text:id="ct-1386794100">
          <text:insertion>
            <office:change-info>
              <dc:creator>unknown</dc:creator>
              <dc:date>2008-07-08T17:30:00</dc:date>
            </office:change-info>
          </text:insertion>
        </text:changed-region>
        <text:changed-region text:id="ct-1386793764">
          <text:insertion>
            <office:change-info>
              <dc:creator>inconnu</dc:creator>
              <dc:date>2008-07-08T17:42:00</dc:date>
            </office:change-info>
          </text:insertion>
        </text:changed-region>
        <text:changed-region text:id="ct-1386793652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text:id="ct-1386792420">
          <text:insertion>
            <office:change-info>
              <dc:creator>unknown</dc:creator>
              <dc:date>2008-07-08T17:53:00</dc:date>
            </office:change-info>
          </text:insertion>
        </text:changed-region>
        <text:changed-region text:id="ct-1386792308">
          <text:insertion>
            <office:change-info>
              <dc:creator>inconnu</dc:creator>
              <dc:date>2008-07-08T17:43:00</dc:date>
            </office:change-info>
          </text:insertion>
        </text:changed-region>
        <text:changed-region text:id="ct-1386792084">
          <text:insertion>
            <office:change-info>
              <dc:creator>inconnu</dc:creator>
              <dc:date>2008-07-08T17:58:00</dc:date>
            </office:change-info>
          </text:insertion>
        </text:changed-region>
        <text:changed-region text:id="ct-1386792196">
          <text:insertion>
            <office:change-info>
              <dc:creator>inconnu</dc:creator>
              <dc:date>2008-07-08T17:59:00</dc:date>
            </office:change-info>
          </text:insertion>
        </text:changed-region>
        <text:changed-region text:id="ct-1386791860">
          <text:insertion>
            <office:change-info>
              <dc:creator>inconnu</dc:creator>
              <dc:date>2008-07-09T10:27:00</dc:date>
            </office:change-info>
          </text:insertion>
        </text:changed-region>
        <text:changed-region text:id="ct-1386791972">
          <text:insertion>
            <office:change-info>
              <dc:creator>inconnu</dc:creator>
              <dc:date>2008-07-09T10:37:00</dc:date>
            </office:change-info>
          </text:insertion>
        </text:changed-region>
        <text:changed-region text:id="ct-1386791636">
          <text:insertion>
            <office:change-info>
              <dc:creator>inconnu</dc:creator>
              <dc:date>2008-07-09T13:20:00</dc:date>
            </office:change-info>
          </text:insertion>
        </text:changed-region>
        <text:changed-region text:id="ct-1386791748">
          <text:insertion>
            <office:change-info>
              <dc:creator>inconnu</dc:creator>
              <dc:date>2008-07-09T13:21:00</dc:date>
            </office:change-info>
          </text:insertion>
        </text:changed-region>
        <text:changed-region text:id="ct-1373241092">
          <text:insertion>
            <office:change-info>
              <dc:creator>inconnu</dc:creator>
              <dc:date>2008-07-09T16:24:00</dc:date>
            </office:change-info>
          </text:insertion>
        </text:changed-region>
        <text:changed-region text:id="ct-1398304920">
          <text:insertion>
            <office:change-info>
              <dc:creator>inconnu</dc:creator>
              <dc:date>2008-07-09T16:18:00</dc:date>
            </office:change-info>
          </text:insertion>
        </text:changed-region>
        <text:changed-region text:id="ct-1398307496">
          <text:insertion>
            <office:change-info>
              <dc:creator>inconnu</dc:creator>
              <dc:date>2008-07-09T16:19:00</dc:date>
            </office:change-info>
          </text:insertion>
        </text:changed-region>
        <text:changed-region text:id="ct-1398306936">
          <text:insertion>
            <office:change-info>
              <dc:creator>inconnu</dc:creator>
              <dc:date>2008-07-09T16:20:00</dc:date>
            </office:change-info>
          </text:insertion>
        </text:changed-region>
        <text:changed-region text:id="ct-1315311260">
          <text:insertion>
            <office:change-info>
              <dc:creator>inconnu</dc:creator>
              <dc:date>2008-07-09T16:24:00</dc:date>
            </office:change-info>
          </text:insertion>
        </text:changed-region>
        <text:changed-region text:id="ct-1398317548">
          <text:insertion>
            <office:change-info>
              <dc:creator>inconnu</dc:creator>
              <dc:date>2008-07-09T16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4 : Making scilab function <text:span text:style-name="T16">genlib</text:span> returns information<text:change text:change-id="ct-1386178544"/></text:h>
      <text:p text:style-name="P10"/>
      <text:p text:style-name="P2"/>
      <text:p text:style-name="P2">Title: Making scilab function <text:span text:style-name="T16">genlib</text:span> returns information<text:change text:change-id="ct-1386177200"/></text:p>
      <text:p text:style-name="P2">Version: <text:span text:style-name="Teletype"><text:span text:style-name="T1">1.</text:span></text:span><text:change text:change-id="ct-1386177536"/><text:change text:change-id="ct-1386177424"/><text:change-start text:change-id="ct-1398318108"/><text:span text:style-name="Teletype"><text:span text:style-name="T1">6</text:span></text:span><text:change-end text:change-id="ct-1398318108"/></text:p>
      <text:p text:style-name="P2">Author: Simon Lipp &lt;<text:change-start text:change-id="ct-1386177648"/><text:a xlink:type="simple" xlink:href="mailto:simon.lipp@scilab.org">simon.lipp@</text:a><text:change-end text:change-id="ct-1386177648"/><text:change text:change-id="ct-1386177760"/><text:change-start text:change-id="ct-1386178096"/><text:a xlink:type="simple" xlink:href="mailto:simon.lipp@scilab.org">scilab.org</text:a><text:change-end text:change-id="ct-1386178096"/>&gt;<text:change-start text:change-id="ct-1386177872"/></text:p>
      <text:p text:style-name="P2">Review: Sylvestre Ledru &lt;<text:a xlink:type="simple" xlink:href="mailto:sylvestre.ledru@scilab.org">sylvestre.ledru@scilab.org</text:a>&gt;<text:change-end text:change-id="ct-1386177872"/><text:change-start text:change-id="ct-1386178432"/></text:p>
      <text:p text:style-name="P2">Commented: Serge Steer &lt;<text:a xlink:type="simple" xlink:href="mailto:serge.steer@inria.fr">serge.steer@inria.fr</text:a>&gt;<text:change-end text:change-id="ct-1386178432"/></text:p>
      <text:p text:style-name="P2">State: Draft</text:p>
      <text:p text:style-name="P2">Scilab-Version: ﻿<text:span text:style-name="Teletype">5.0</text:span></text:p>
      <text:p text:style-name="P2">Vote:"No: discussions and suggestions"</text:p>
      <text:p text:style-name="P2">Created: Tuesday, 08 July 2008</text:p>
      <text:p text:style-name="P10"/>
      <text:p text:style-name="P2"/>
      <text:h text:style-name="P11" text:outline-level="3">Abstract</text:h>
      <text:p text:style-name="P2"/>
      <text:p text:style-name="P2"><text:tab/>This SEP proposes to modify Scilab function <text:span text:style-name="T3">genlib</text:span>, used to gen<text:change-start text:change-id="ct-1386811048"/>e<text:change-end text:change-id="ct-1386811048"/>rate a <text:change-start text:change-id="ct-1386810824"/>Scilab <text:change-end text:change-id="ct-1386810824"/>library from .sci files (macros). The current function does<text:change-start text:change-id="ct-1386810936"/> <text:change-end text:change-id="ct-1386810936"/>n<text:change text:change-id="ct-1386811160"/><text:change-start text:change-id="ct-1386811272"/>o<text:change-end text:change-id="ct-1386811272"/>t return any feed-back, whereas this feed-back could be useful<text:change-start text:change-id="ct-1386811384"/>.<text:change-end text:change-id="ct-1386811384"/><text:change text:change-id="ct-1386176640"/> <text:change text:change-id="ct-1386176752"/><text:change-start text:change-id="ct-1386176864"/>F<text:change-end text:change-id="ct-1386176864"/>or example for the build system which at present do<text:change-start text:change-id="ct-1386176976"/>es <text:change-end text:change-id="ct-1386176976"/>n<text:change text:change-id="ct-1386810712"/><text:change-start text:change-id="ct-1386810600"/>o<text:change-end text:change-id="ct-1386810600"/>t fail if an error occurs while building a library.</text:p>
      <text:p text:style-name="P2"/>
      <text:h text:style-name="P11" text:outline-level="3">Rationale</text:h>
      <text:p text:style-name="P3"><text:tab/>Following information<text:change text:change-id="ct-1386809480"/> can be interesting (by order<text:change text:change-id="ct-1386809592"/> of interest):</text:p>
      <text:list text:style-name="L1">
        <text:list-item text:start-value="1">
          <text:p text:style-name="P4">success (or failure) of the whole process,</text:p>
        </text:list-item>
        <text:list-item>
          <text:p text:style-name="P4"><text:change text:change-id="ct-1386809704"/>functions defined in <text:change text:change-id="ct-1386809816"/><text:change-start text:change-id="ct-1386810040"/>valid<text:change-end text:change-id="ct-1386810040"/> files<text:change-start text:change-id="ct-1386810152"/> (files successfully parsed defining at least one function)<text:change-end text:change-id="ct-1386810152"/>.<text:change text:change-id="ct-1386810264"/></text:p>
        </text:list-item>
        <text:list-item>
          <text:p text:style-name="P4"><text:change text:change-id="ct-1386809368"/><text:change text:change-id="ct-1386810488"/><text:change text:change-id="ct-1386810376"/><text:change-start text:change-id="ct-1386809256"/>valid<text:change-end text:change-id="ct-1386809256"/><text:change-start text:change-id="ct-1386809144"/> files (successfully parsed and defining at least one function),</text:p>
        </text:list-item>
        <text:list-item>
          <text:p text:style-name="P4">invalid files.</text:p>
          <text:p text:style-name="P4"/>
        </text:list-item>
      </text:list>
      <text:p text:style-name="Standard"><text:change-end text:change-id="ct-1386809144"/><text:change-start text:change-id="ct-1386809032"/><text:tab/>Note that an invalid file is sufficient for th<text:change-end text:change-id="ct-1386809032"/><text:change-start text:change-id="ct-1386808920"/>e whole process to fail, but no invalid file does not mean the success of the whole process.</text:p>
      <text:p text:style-name="Standard"/>
      <text:p text:style-name="Standard"><text:tab/>Hence, the proposed new profile for <text:span text:style-name="T3">genlib</text:span> is:<text:change-end text:change-id="ct-1386808920"/></text:p>
      <text:p text:style-name="P3"/>
      <text:p text:style-name="P5"><text:span text:style-name="Teletype"><text:span text:style-name="T4">[</text:span></text:span><text:change-start text:change-id="ct-1386808808"/><text:span text:style-name="Teletype"><text:span text:style-name="T4">success</text:span></text:span><text:change-end text:change-id="ct-1386808808"/><text:change text:change-id="ct-1386808696"/><text:span text:style-name="Teletype"><text:span text:style-name="T4">, </text:span></text:span><text:change text:change-id="ct-1386808584"/><text:span text:style-name="Teletype"><text:span text:style-name="T4">funcs</text:span></text:span><text:change-start text:change-id="ct-1386808472"/><text:span text:style-name="Teletype"><text:span text:style-name="T4">, success_files, </text:span></text:span><text:change-end text:change-id="ct-1386808472"/><text:change-start text:change-id="ct-1386808248"/><text:span text:style-name="Teletype"><text:span text:style-name="T4">failed_files</text:span></text:span><text:change-end text:change-id="ct-1386808248"/><text:span text:style-name="Teletype"><text:span text:style-name="T4">]=genlib(nam,path,force,verbose,names)</text:span></text:span></text:p>
      <text:p text:style-name="P5"/>
      <text:p text:style-name="P3"><text:tab/>Input arguments are not changed<text:change text:change-id="ct-1386808360"/><text:change-start text:change-id="ct-1386808136"/>:</text:p>
      <text:p text:style-name="P3"><text:tab/><text:change-end text:change-id="ct-1386808136"/><text:change text:change-id="ct-1386807912"/><text:change text:change-id="ct-1386808024"/><text:span text:style-name="Teletype"><text:span text:style-name="T4">su</text:span></text:span><text:change-start text:change-id="ct-1386807800"/><text:span text:style-name="Teletype"><text:span text:style-name="T4">ccess</text:span></text:span><text:change-end text:change-id="ct-1386807800"/><text:change text:change-id="ct-1386807688"/><text:span text:style-name="Teletype"><text:span text:style-name="T4"> </text:span></text:span><text:span text:style-name="Teletype"><text:span text:style-name="T5">is a boolean (</text:span></text:span><text:span text:style-name="Teletype"><text:span text:style-name="T14">%t</text:span></text:span><text:span text:style-name="Teletype"><text:span text:style-name="T5"> on success</text:span></text:span><text:span text:style-name="Teletype"><text:span text:style-name="T12">, </text:span></text:span><text:span text:style-name="Teletype"><text:span text:style-name="T6">%f</text:span></text:span><text:span text:style-name="Teletype"><text:span text:style-name="T5"> on failure) </text:span></text:span><text:change-start text:change-id="ct-1386807576"/><text:span text:style-name="Teletype"><text:span text:style-name="T5">.</text:span></text:span><text:change-end text:change-id="ct-1386807576"/><text:change-start text:change-id="ct-1386807464"/></text:p>
      <text:p text:style-name="P3"><text:change-end text:change-id="ct-1386807464"/><text:change text:change-id="ct-1386794996"/><text:change-start text:change-id="ct-1386794884"/><text:span text:style-name="Teletype"><text:span text:style-name="T5"><text:tab/></text:span></text:span><text:change-end text:change-id="ct-1386794884"/><text:change text:change-id="ct-1386794548"/><text:change text:change-id="ct-1386794660"/><text:change text:change-id="ct-1386794772"/><text:span text:style-name="Teletype"><text:span text:style-name="T6">functions</text:span></text:span><text:span text:style-name="Teletype"><text:span text:style-name="T5"> a vector of strings containing the names of functions <text:s/>defined in the library (empty if the process failed).</text:span></text:span><text:change-start text:change-id="ct-1386794324"/></text:p>
      <text:p text:style-name="P3"><text:span text:style-name="Teletype"><text:span text:style-name="T5"><text:tab/></text:span></text:span><text:span text:style-name="Teletype"><text:span text:style-name="T6">success_files</text:span></text:span><text:span text:style-name="Teletype"><text:span text:style-name="T5"> a vector of strings containing</text:span></text:span><text:change-end text:change-id="ct-1386794324"/><text:change-start text:change-id="ct-1386794436"/><text:span text:style-name="Teletype"><text:span text:style-name="T5"> the names of valid files.</text:span></text:span></text:p>
      <text:p text:style-name="P3"><text:span text:style-name="Teletype"><text:span text:style-name="T5"><text:tab/></text:span></text:span><text:span text:style-name="Teletype"><text:span text:style-name="T6">failed_files</text:span></text:span><text:span text:style-name="Teletype"><text:span text:style-name="T5"> a vector of strings <text:s/>containing the names of invalid files.</text:span></text:span><text:change-end text:change-id="ct-1386794436"/><text:change-start text:change-id="ct-1386794212"/></text:p>
      <text:h text:style-name="P11" text:outline-level="3"><text:soft-page-break/><text:span text:style-name="Teletype"><text:span text:style-name="T7">Example Usage</text:span></text:span><text:change-end text:change-id="ct-1386794212"/><text:change-start text:change-id="ct-1386793092"/></text:h>
      <text:p text:style-name="P3"><text:change-end text:change-id="ct-1386793092"/><text:change text:change-id="ct-1386793204"/><text:change-start text:change-id="ct-1386793316"/><text:span text:style-name="Teletype"><text:span text:style-name="T4">success = genlib('atoms')</text:span></text:span><text:change-end text:change-id="ct-1386793316"/><text:change-start text:change-id="ct-1386793428"/></text:p>
      <text:p text:style-name="P3"><text:span text:style-name="Teletype"><text:span text:style-name="T4">[success, funcs, success_files, failed_files] = </text:span></text:span><text:change-end text:change-id="ct-1386793428"/><text:change-start text:change-id="ct-1386793540"/><text:span text:style-name="Teletype"><text:span text:style-name="T4">genlib('atoms')</text:span></text:span><text:change-end text:change-id="ct-1386793540"/></text:p>
      <text:h text:style-name="P11" text:outline-level="3"><text:change-start text:change-id="ct-1386792532"/>Changelog</text:h>
      <text:p text:style-name="P3"><text:tab/><text:span text:style-name="T6">1.0 – Simon Lipp &lt;</text:span><text:a xlink:type="simple" xlink:href="mailto:simon.lipp@scilab.org"><text:span text:style-name="T6">simon.lipp@</text:span></text:a><text:change-end text:change-id="ct-1386792532"/><text:change text:change-id="ct-1386792644"/><text:change-start text:change-id="ct-1386792756"/><text:a xlink:type="simple" xlink:href="mailto:simon.lipp@scilab.org"><text:span text:style-name="T6">scilab</text:span></text:a><text:change-end text:change-id="ct-1386792756"/><text:change-start text:change-id="ct-1386792868"/><text:a xlink:type="simple" xlink:href="mailto:simon.lipp@scilab.org"><text:span text:style-name="T6">.</text:span></text:a><text:change-end text:change-id="ct-1386792868"/><text:change text:change-id="ct-1386792980"/><text:change-start text:change-id="ct-1386793988"/><text:a xlink:type="simple" xlink:href="mailto:simon.lipp@scilab.org"><text:span text:style-name="T6">org</text:span></text:a><text:change-end text:change-id="ct-1386793988"/><text:change-start text:change-id="ct-1386793876"/><text:span text:style-name="T6">&gt; Initial version</text:span></text:p>
      <text:p text:style-name="P3"><text:span text:style-name="Teletype"><text:span text:style-name="T4"><text:tab/>1.1 – Sylvestre Ledru &lt;</text:span></text:span><text:a xlink:type="simple" xlink:href="mailto:sylvestre.ledru@scilab.org"><text:span text:style-name="Teletype"><text:span text:style-name="T4">sylvestre.ledru@scilab.org</text:span></text:span></text:a><text:span text:style-name="Teletype"><text:span text:style-name="T4">&gt; </text:span></text:span><text:change-end text:change-id="ct-1386793876"/><text:change-start text:change-id="ct-1386794100"/><text:span text:style-name="Teletype"><text:span text:style-name="T4">Mainly typo + changelog + example usage</text:span></text:span><text:change-end text:change-id="ct-1386794100"/><text:change-start text:change-id="ct-1386793764"/></text:p>
      <text:p text:style-name="P3"><text:span text:style-name="Teletype"><text:span text:style-name="T4"><text:tab/>1.2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</text:span></text:span><text:change-end text:change-id="ct-1386793764"/><text:change-start text:change-id="ct-1386793652"/><text:span text:style-name="Teletype"><text:span text:style-name="T4">: define " cor</text:span></text:span><text:change-end text:change-id="ct-1386793652"/><text:change-start text:change-id="ct-1386792420"/><text:span text:style-name="Teletype"><text:span text:style-name="T4">r</text:span></text:span><text:change-end text:change-id="ct-1386792420"/><text:change-start text:change-id="ct-1386792308"/><text:span text:style-name="Teletype"><text:span text:style-name="T4">ect files ", add examples</text:span></text:span><text:change-end text:change-id="ct-1386792308"/><text:change-start text:change-id="ct-1386792084"/></text:p>
      <text:p text:style-name="P3"><text:span text:style-name="Teletype"><text:span text:style-name="T4"><text:tab/>1.3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"libname" </text:span></text:span><text:change-end text:change-id="ct-1386792084"/><text:change-start text:change-id="ct-1386792196"/><text:span text:style-name="Teletype"><text:span text:style-name="T4">is unnecessary</text:span></text:span><text:change-end text:change-id="ct-1386792196"/><text:change-start text:change-id="ct-1386791860"/></text:p>
      <text:p text:style-name="P3"><text:span text:style-name="Teletype"><text:span text:style-name="T4"><text:tab/>1.4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386791860"/><text:change-start text:change-id="ct-1386791972"/><text:span text:style-name="Teletype"><text:span text:style-name="T4">add "files_ok" and "files_bad"</text:span></text:span><text:change-end text:change-id="ct-1386791972"/><text:change-start text:change-id="ct-1386791636"/></text:p>
      <text:p text:style-name="P3"><text:span text:style-name="Teletype"><text:span text:style-name="T4"><text:tab/>1.5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</text:span></text:span><text:change-end text:change-id="ct-1386791636"/><text:change-start text:change-id="ct-1386791748"/><text:span text:style-name="Teletype"><text:span text:style-name="T4">better terms</text:span></text:span><text:change-end text:change-id="ct-1386791748"/><text:change-start text:change-id="ct-1373241092"/></text:p>
      <text:p text:style-name="P3"><text:span text:style-name="Teletype"><text:span text:style-name="T4"><text:tab/>1.6 – Simon Lipp &lt;</text:span></text:span><text:a xlink:type="simple" xlink:href="mailto:simon.lipp@scilab.org"><text:span text:style-name="Teletype"><text:span text:style-name="T4">simon.lipp@scilab.org</text:span></text:span></text:a><text:span text:style-name="Teletype"><text:span text:style-name="T4">&gt;: implementation</text:span></text:span><text:change-end text:change-id="ct-1373241092"/></text:p>
      <text:h text:style-name="P11" text:outline-level="3"><text:change-start text:change-id="ct-1398304920"/>Implementation</text:h>
      <text:p text:style-name="P3"><text:tab/>This SEP is implemented in the <text:span text:style-name="T6">package_manager</text:span> branc<text:change-end text:change-id="ct-1398304920"/><text:change-start text:change-id="ct-1398307496"/>h. <text:change-end text:change-id="ct-1398307496"/><text:change-start text:change-id="ct-1398306936"/>Complete file and patch can be found at:</text:p>
      <text:p text:style-name="P3"><text:s/><text:a xlink:type="simple" xlink:href="http://viewvc.scilab.org/bin/cgi/viewvc.cgi/branches/package_manager/scilab/modules/functions/macros/genlib.sci?r1=25852&amp;r2=25851&amp;pathrev=25852">http://viewvc.scilab.org/bin/cgi/viewvc.cgi/branches/package_manager/scilab/modules/functions/macros/genlib.sci?r1=25852&amp;r2=25851&amp;pathrev=25852</text:a><text:change-end text:change-id="ct-1398306936"/><text:change-start text:change-id="ct-1315311260"/>.<text:change-end text:change-id="ct-1315311260"/><text:change-start text:change-id="ct-1398317548"/></text:p>
      <text:h text:style-name="P11" text:outline-level="3"><text:change-end text:change-id="ct-1398317548"/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abine GAUZERE</meta:initial-creator>
    <meta:creation-date>2008-06-03T13:58:05</meta:creation-date>
    <dc:date>2008-07-09T16:24:54</dc:date>
    <meta:editing-cycles>105</meta:editing-cycles>
    <meta:editing-duration>PT22H2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3" meta:word-count="412" meta:character-count="2749"/>
  </office:meta>
</office:document-meta>
</file>